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7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  <table:table-cell table:formula="of:=[.EZ36]-[.EZ62]-[.EZ88]" office:value-type="float" office:value="80" calcext:value-type="float">
            <text:p>80</text:p>
          </table:table-cell>
          <table:table-cell table:formula="of:=[.FA36]-[.FA62]-[.FA88]" office:value-type="float" office:value="80" calcext:value-type="float">
            <text:p>80</text:p>
          </table:table-cell>
          <table:table-cell table:formula="of:=[.FB36]-[.FB62]-[.FB88]" office:value-type="float" office:value="80" calcext:value-type="float">
            <text:p>80</text:p>
          </table:table-cell>
          <table:table-cell table:formula="of:=[.FC36]-[.FC62]-[.FC88]" office:value-type="float" office:value="80" calcext:value-type="float">
            <text:p>80</text:p>
          </table:table-cell>
          <table:table-cell table:formula="of:=[.FD36]-[.FD62]-[.FD88]" office:value-type="float" office:value="80" calcext:value-type="float">
            <text:p>80</text:p>
          </table:table-cell>
          <table:table-cell table:formula="of:=[.FE36]-[.FE62]-[.FE88]" office:value-type="float" office:value="80" calcext:value-type="float">
            <text:p>80</text:p>
          </table:table-cell>
          <table:table-cell table:formula="of:=[.FF36]-[.FF62]-[.FF88]" office:value-type="float" office:value="80" calcext:value-type="float">
            <text:p>80</text:p>
          </table:table-cell>
          <table:table-cell table:formula="of:=[.FG36]-[.FG62]-[.FG88]" office:value-type="float" office:value="80" calcext:value-type="float">
            <text:p>80</text:p>
          </table:table-cell>
          <table:table-cell table:formula="of:=[.FH36]-[.FH62]-[.FH8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8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6" calcext:value-type="float">
            <text:p>-86456</text:p>
          </table:table-cell>
          <table:table-cell table:style-name="ce8" table:formula="of:=[.EX52]-[.EX78]-[.EX104]" office:value-type="float" office:value="-88980" calcext:value-type="float">
            <text:p>-88980</text:p>
          </table:table-cell>
          <table:table-cell table:formula="of:=[.EY52]-[.EY78]-[.EY104]" office:value-type="float" office:value="-91244" calcext:value-type="float">
            <text:p>-91244</text:p>
          </table:table-cell>
          <table:table-cell table:formula="of:=[.EZ52]-[.EZ78]-[.EZ104]" office:value-type="float" office:value="-94078" calcext:value-type="float">
            <text:p>-94078</text:p>
          </table:table-cell>
          <table:table-cell table:formula="of:=[.FA52]-[.FA78]-[.FA104]" office:value-type="float" office:value="-96904" calcext:value-type="float">
            <text:p>-96904</text:p>
          </table:table-cell>
          <table:table-cell table:formula="of:=[.FB52]-[.FB78]-[.FB104]" office:value-type="float" office:value="-99809" calcext:value-type="float">
            <text:p>-99809</text:p>
          </table:table-cell>
          <table:table-cell table:formula="of:=[.FC52]-[.FC78]-[.FC104]" office:value-type="float" office:value="-103253" calcext:value-type="float">
            <text:p>-103253</text:p>
          </table:table-cell>
          <table:table-cell table:formula="of:=[.FD52]-[.FD78]-[.FD104]" office:value-type="float" office:value="-108198" calcext:value-type="float">
            <text:p>-108198</text:p>
          </table:table-cell>
          <table:table-cell table:formula="of:=[.FE52]-[.FE78]-[.FE104]" office:value-type="float" office:value="-170065" calcext:value-type="float">
            <text:p>-170065</text:p>
          </table:table-cell>
          <table:table-cell table:formula="of:=[.FF52]-[.FF78]-[.FF104]" office:value-type="float" office:value="-174962" calcext:value-type="float">
            <text:p>-174962</text:p>
          </table:table-cell>
          <table:table-cell table:formula="of:=[.FG52]-[.FG78]-[.FG104]" office:value-type="float" office:value="-181344" calcext:value-type="float">
            <text:p>-181344</text:p>
          </table:table-cell>
          <table:table-cell table:formula="of:=[.FH52]-[.FH78]-[.FH104]" office:value-type="float" office:value="-187241" calcext:value-type="float">
            <text:p>-187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4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9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6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3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3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4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6:54.70645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12T10:34:45.391076719</dc:date>
    <meta:editing-duration>PT13H23M31S</meta:editing-duration>
    <meta:editing-cycles>140</meta:editing-cycles>
    <meta:document-statistic meta:table-count="1" meta:cell-count="25748" meta:object-count="0"/>
  </office:meta>
</office:document-meta>
</file>